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24-11-1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37808" calcext:value-type="float">
            <text:p>247.6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23-12-06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8048" calcext:value-type="float">
            <text:p>247.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22-11-22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20104" calcext:value-type="float">
            <text:p>247.7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21-04-28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42024" calcext:value-type="float">
            <text:p>247.8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20-12-03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42024" calcext:value-type="float">
            <text:p>247.8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20-08-05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024" calcext:value-type="float">
            <text:p>247.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9-11-1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90208" calcext:value-type="float">
            <text:p>247.7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9-05-1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78016" calcext:value-type="float">
            <text:p>247.7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8-11-1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024" calcext:value-type="float">
            <text:p>247.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8-05-1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08496" calcext:value-type="float">
            <text:p>247.8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7-12-14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69456" calcext:value-type="float">
            <text:p>247.8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7-04-26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29832" calcext:value-type="float">
            <text:p>247.8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6-10-0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4812" calcext:value-type="float">
            <text:p>247.8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6-05-1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90792" calcext:value-type="float">
            <text:p>247.8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5-11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90792" calcext:value-type="float">
            <text:p>247.8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5-05-28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27368" calcext:value-type="float">
            <text:p>247.9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5-03-2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45656" calcext:value-type="float">
            <text:p>247.9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4-11-13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548" calcext:value-type="float">
            <text:p>247.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4-08-2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548" calcext:value-type="float">
            <text:p>247.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4-05-27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76136" calcext:value-type="float">
            <text:p>247.9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4-02-24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79184" calcext:value-type="float">
            <text:p>247.9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3-11-1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88328" calcext:value-type="float">
            <text:p>247.9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3-08-21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8528" calcext:value-type="float">
            <text:p>247.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3-05-2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88328" calcext:value-type="float">
            <text:p>247.9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3-03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31" calcext:value-type="float">
            <text:p>248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2-11-19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7672" calcext:value-type="float">
            <text:p>248.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2-09-0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40144" calcext:value-type="float">
            <text:p>248.0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2-06-0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73672" calcext:value-type="float">
            <text:p>248.0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2-03-0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12712" calcext:value-type="float">
            <text:p>248.0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1-11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04152" calcext:value-type="float">
            <text:p>248.1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1-08-30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6148" calcext:value-type="float">
            <text:p>248.0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1-05-2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9196" calcext:value-type="float">
            <text:p>248.0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1-03-15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04152" calcext:value-type="float">
            <text:p>248.1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0-11-1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95008" calcext:value-type="float">
            <text:p>248.0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0-09-08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01104" calcext:value-type="float">
            <text:p>248.1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0-06-07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19392" calcext:value-type="float">
            <text:p>248.1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0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71208" calcext:value-type="float">
            <text:p>248.1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0-03-09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2244" calcext:value-type="float">
            <text:p>248.1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1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89496" calcext:value-type="float">
            <text:p>248.1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9-12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49872" calcext:value-type="float">
            <text:p>248.1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89496" calcext:value-type="float">
            <text:p>248.1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9-09-0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62064" calcext:value-type="float">
            <text:p>248.1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9-05-26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74256" calcext:value-type="float">
            <text:p>248.1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9-03-0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40144" calcext:value-type="float">
            <text:p>248.0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8-11-19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01688" calcext:value-type="float">
            <text:p>248.2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8-09-2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38264" calcext:value-type="float">
            <text:p>248.2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8-05-1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596" calcext:value-type="float">
            <text:p>248.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8-02-28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47408" calcext:value-type="float">
            <text:p>248.2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7-11-05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68744" calcext:value-type="float">
            <text:p>248.2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7-09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14464" calcext:value-type="float">
            <text:p>248.3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7-05-14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2056" calcext:value-type="float">
            <text:p>248.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7-03-22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38848" calcext:value-type="float">
            <text:p>248.3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6-11-2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44944" calcext:value-type="float">
            <text:p>248.3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6-09-2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47992" calcext:value-type="float">
            <text:p>248.3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6-06-15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44944" calcext:value-type="float">
            <text:p>248.3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6-03-2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21144" calcext:value-type="float">
            <text:p>248.4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5-11-30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12" calcext:value-type="float">
            <text:p>248.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5-09-1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24192" calcext:value-type="float">
            <text:p>248.4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5-05-19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30288" calcext:value-type="float">
            <text:p>248.4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5-03-1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36384" calcext:value-type="float">
            <text:p>248.4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4-11-23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36384" calcext:value-type="float">
            <text:p>248.4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4-05-17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54672" calcext:value-type="float">
            <text:p>248.4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3-11-25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36384" calcext:value-type="float">
            <text:p>248.4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3-05-29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97344" calcext:value-type="float">
            <text:p>248.4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2-11-06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91248" calcext:value-type="float">
            <text:p>248.4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2-06-1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06488" calcext:value-type="float">
            <text:p>248.5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1-10-17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27824" calcext:value-type="float">
            <text:p>248.5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0-11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88784" calcext:value-type="float">
            <text:p>248.5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2000-05-2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644" calcext:value-type="float">
            <text:p>248.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9-11-18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19264" calcext:value-type="float">
            <text:p>248.6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9-05-18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58304" calcext:value-type="float">
            <text:p>248.5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8-12-1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16216" calcext:value-type="float">
            <text:p>248.6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8-07-28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16216" calcext:value-type="float">
            <text:p>248.6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7-11-2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5584" calcext:value-type="float">
            <text:p>248.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7-06-2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58888" calcext:value-type="float">
            <text:p>248.6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6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89368" calcext:value-type="float">
            <text:p>248.6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6-01-10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25944" calcext:value-type="float">
            <text:p>248.7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5-06-13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7108" calcext:value-type="float">
            <text:p>248.6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4-11-30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07656" calcext:value-type="float">
            <text:p>248.7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4-06-03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52792" calcext:value-type="float">
            <text:p>248.6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3-10-19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04608" calcext:value-type="float">
            <text:p>248.7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3-05-28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2536" calcext:value-type="float">
            <text:p>248.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2-12-16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8632" calcext:value-type="float">
            <text:p>248.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2-05-1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7296" calcext:value-type="float">
            <text:p>248.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1-09-3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0344" calcext:value-type="float">
            <text:p>248.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0-11-28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0824" calcext:value-type="float">
            <text:p>248.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90-04-2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5584" calcext:value-type="float">
            <text:p>248.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8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2536" calcext:value-type="float">
            <text:p>248.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8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644" calcext:value-type="float">
            <text:p>248.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332115244001</text:p>
          </table:table-cell>
          <table:table-cell office:value-type="string" calcext:value-type="string">
            <text:p>198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12" calcext:value-type="float">
            <text:p>248.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